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3: CSS (Cascading Style Sheets)</text:h>
      <text:h text:style-name="P2" text:outline-level="4">3.1. Основы CSS</text:h>
      <text:p text:style-name="P1">Подробное изучение основ CSS, включая селекторы, свойства и значения. Рассмотрение применения стилей для изменения внешнего вида HTML-элементов, включая текст, цвета, фоны, границы и отступы.</text:p>
      <text:h text:style-name="P2" text:outline-level="4">3.2. Модель каскадирования и наследование</text:h>
      <text:p text:style-name="P1">Понимание модели каскадирования CSS и ее приоритетов, а также наследования свойств от родительских элементов. Обсуждение способов управления каскадом стилей и разрешения конфликтов.</text:p>
      <text:h text:style-name="P2" text:outline-level="4">3.3. Позиционирование элементов</text:h>
      <text:p text:style-name="P1">Изучение различных методов позиционирования элементов на веб-странице, включая статическое, относительное, абсолютное, фиксированное и прилипающее (sticky) позиционирование. Рассмотрение влияния позиционирования на поток документа и взаимодействие элементов.</text:p>
      <text:h text:style-name="P2" text:outline-level="4">3.4. Flexbox и Grid Layout</text:h>
      <text:p text:style-name="P1">Глубокое погружение в гибкие (Flexbox) и сетчатые (Grid Layout) макеты. Изучение их основных концепций, свойств и применения для создания адаптивных и сложных макетов веб-страниц.</text:p>
      <text:h text:style-name="P2" text:outline-level="4">3.5. Анимации и трансформации</text:h>
      <text:p text:style-name="P1">Рассмотрение возможностей CSS для создания анимаций и трансформаций элементов. Изучение свойств, позволяющих изменять форму, размер, позицию и другие параметры элементов во времени.</text:p>
      <text:h text:style-name="P2" text:outline-level="4">3.6. Медиазапросы и адаптивный дизайн</text:h>
      <text:p text:style-name="P1">Обсуждение медиазапросов и их роли в создании адаптивного дизайна для поддержки различных устройств и разрешений экранов. Разработка медиазапросов для создания отзывчивых веб-страниц.</text:p>
      <text:h text:style-name="P2" text:outline-level="4">3.7. Практические примеры и задания</text:h>
      <text:p text:style-name="P1">Использование практических примеров и упражнений для закрепления материала, включая создание различных макетов и стилей с применением основ CSS.</text:p>
      <text:h text:style-name="P2" text:outline-level="4">3.8. Лучшие практики и оптимизация</text:h>
      <text:p text:style-name="P1">Обсуждение лучших практик в написании CSS, оптимизации стилей для улучшения производительности и поддержания чистоты кода. Рассмотрение инструментов для анализа и оптимизации CSS.</text:p>
      <text:p text:style-name="P1">Эта глава предоставляет не только базовые, но и продвинутые знания по CSS, необходимые для создания стильных, адаптивных и профессиональных веб-интерфейсов. Особое внимание уделяется новейшим возможностям CSS, таким как Flexbox, Grid Layout и анимации, а также адаптивному дизайну для поддержки различных устройств и разрешений <text:soft-page-break/>экран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4:17:02.18</dc:date>
    <meta:document-statistic meta:table-count="0" meta:image-count="0" meta:object-count="0" meta:page-count="2" meta:paragraph-count="18" meta:word-count="264" meta:character-count="2117"/>
    <dc:creator>Dima Wide</dc:creator>
    <meta:user-defined meta:name="Info 1"/>
    <meta:user-defined meta:name="Info 2"/>
    <meta:user-defined meta:name="Info 3"/>
    <meta:user-defined meta:name="Info 4"/>
  </office:meta>
</office:document-meta>
</file>